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5625in" table:align="left"/>
    </style:style>
    <style:style style:name="Table1.A" style:family="table-column">
      <style:table-column-properties style:column-width="0.5486in"/>
    </style:style>
    <style:style style:name="Table1.B" style:family="table-column">
      <style:table-column-properties style:column-width="0.6938in"/>
    </style:style>
    <style:style style:name="Table1.C" style:family="table-column">
      <style:table-column-properties style:column-width="0.6493in"/>
    </style:style>
    <style:style style:name="Table1.D" style:family="table-column">
      <style:table-column-properties style:column-width="0.6708in"/>
    </style:style>
    <style:style style:name="Table1.A1" style:family="table-cell">
      <style:table-cell-properties style:vertical-align="middle" fo:padding-left="0.0521in" fo:padding-right="0.0521in" fo:padding-top="0.1563in" fo:padding-bottom="0.1563in" fo:border="0.05pt solid #d0d0d0"/>
    </style:style>
    <style:style style:name="P1" style:family="paragraph" style:parent-style-name="Standard">
      <style:text-properties fo:font-size="12pt" style:text-underline-style="none" fo:font-weight="normal" officeooo:rsid="001d30a7" officeooo:paragraph-rsid="001d30a7" style:font-size-asian="12pt" style:font-weight-asian="normal" style:font-size-complex="12pt" style:font-weight-complex="normal"/>
    </style:style>
    <style:style style:name="P2" style:family="paragraph" style:parent-style-name="Standard">
      <style:text-properties officeooo:paragraph-rsid="001d30a7"/>
    </style:style>
    <style:style style:name="P3" style:family="paragraph" style:parent-style-name="Standard">
      <style:text-properties style:font-name="Liberation Serif" fo:font-size="12pt" style:text-underline-style="none" fo:font-weight="normal" officeooo:rsid="001d30a7" officeooo:paragraph-rsid="001d30a7" style:font-size-asian="12pt" style:font-weight-asian="normal" style:font-size-complex="12pt" style:font-weight-complex="normal"/>
    </style:style>
    <style:style style:name="P4" style:family="paragraph" style:parent-style-name="Standard">
      <style:text-properties style:font-name="Liberation Serif" fo:font-size="12pt" officeooo:rsid="001d30a7" officeooo:paragraph-rsid="001d30a7" style:font-size-asian="12pt" style:font-size-complex="12pt"/>
    </style:style>
    <style:style style:name="P5" style:family="paragraph" style:parent-style-name="Standard">
      <style:text-properties style:font-name="Liberation Serif" fo:font-size="12pt" officeooo:paragraph-rsid="001d30a7" style:font-size-asian="12pt" style:font-size-complex="12pt"/>
    </style:style>
    <style:style style:name="P6" style:family="paragraph" style:parent-style-name="Table_20_Contents">
      <style:paragraph-properties style:line-height-at-least="0.2083in" fo:text-align="center" style:justify-single-word="false"/>
      <style:text-properties style:font-name="Liberation Serif" fo:font-size="12pt" style:font-size-asian="12pt" style:font-size-complex="12pt"/>
    </style:style>
    <style:style style:name="P7" style:family="paragraph" style:parent-style-name="Table_20_Contents">
      <style:paragraph-properties style:line-height-at-least="0.2083in" fo:text-align="start" style:justify-single-word="false"/>
      <style:text-properties style:font-name="Liberation Serif" fo:font-size="12pt" style:font-size-asian="12pt" style:font-size-complex="12pt"/>
    </style:style>
    <style:style style:name="P8" style:family="paragraph" style:parent-style-name="Standard">
      <style:text-properties officeooo:paragraph-rsid="001d751e"/>
    </style:style>
    <style:style style:name="P9" style:family="paragraph" style:parent-style-name="Standard">
      <style:text-properties style:text-underline-style="solid" style:text-underline-width="auto" style:text-underline-color="font-color" fo:font-weight="bold" officeooo:paragraph-rsid="001d751e" style:font-weight-asian="bold" style:font-weight-complex="bold"/>
    </style:style>
    <style:style style:name="P10" style:family="paragraph" style:parent-style-name="Standard">
      <style:text-properties officeooo:paragraph-rsid="001de21d"/>
    </style:style>
    <style:style style:name="P11" style:family="paragraph" style:parent-style-name="Standard">
      <style:text-properties officeooo:rsid="001fc188" officeooo:paragraph-rsid="001fc188"/>
    </style:style>
    <style:style style:name="P12" style:family="paragraph" style:parent-style-name="Text_20_body">
      <style:paragraph-properties fo:margin-left="0in" fo:margin-right="0in" style:line-height-at-least="0.25in" fo:orphans="2" fo:widows="2" fo:text-indent="0in" style:auto-text-indent="false"/>
      <style:text-properties officeooo:paragraph-rsid="001d30a7"/>
    </style:style>
    <style:style style:name="P13" style:family="paragraph" style:parent-style-name="Standard">
      <style:text-properties style:font-name="Liberation Serif" fo:font-size="12pt" style:text-underline-style="solid" style:text-underline-width="auto" style:text-underline-color="font-color" fo:font-weight="bold" officeooo:rsid="001d30a7" officeooo:paragraph-rsid="001d30a7" style:font-size-asian="12pt" style:font-weight-asian="bold" style:font-size-complex="12pt" style:font-weight-complex="bold"/>
    </style:style>
    <style:style style:name="P14" style:family="paragraph" style:parent-style-name="Standard">
      <style:text-properties fo:font-variant="normal" fo:text-transform="none" fo:color="#000000" loext:opacity="100%" style:font-name="Liberation Serif" fo:font-size="12pt" fo:letter-spacing="normal" fo:font-style="normal" fo:font-weight="normal" officeooo:paragraph-rsid="001d30a7" style:font-size-asian="12pt" style:font-size-complex="12pt"/>
    </style:style>
    <style:style style:name="P15" style:family="paragraph" style:parent-style-name="Standard">
      <style:text-properties style:text-underline-style="solid" style:text-underline-width="auto" style:text-underline-color="font-color" fo:font-weight="bold" officeooo:paragraph-rsid="001de21d"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1fc188" officeooo:paragraph-rsid="001fc188" style:font-weight-asian="bold" style:font-weight-complex="bold"/>
    </style:style>
    <style:style style:name="P17" style:family="paragraph" style:parent-style-name="Standard">
      <style:text-properties officeooo:paragraph-rsid="00221c99"/>
    </style:style>
    <style:style style:name="P18" style:family="paragraph" style:parent-style-name="Text_20_body" style:list-style-name="L1">
      <style:paragraph-properties fo:margin-top="0in" fo:margin-bottom="0in" style:contextual-spacing="false" style:line-height-at-least="0.25in" fo:orphans="2" fo:widows="2"/>
      <style:text-properties fo:font-variant="normal" fo:text-transform="none" fo:color="#000000" loext:opacity="100%" style:font-name="Liberation Serif" fo:font-size="12pt" fo:letter-spacing="normal" fo:font-style="normal" fo:font-weight="normal" style:font-size-asian="12pt" style:font-size-complex="12pt"/>
    </style:style>
    <style:style style:name="P19" style:family="paragraph" style:parent-style-name="Text_20_body" style:list-style-name="L1">
      <style:paragraph-properties style:line-height-at-least="0.25in" fo:orphans="2" fo:widows="2"/>
      <style:text-properties fo:font-variant="normal" fo:text-transform="none" fo:color="#000000" loext:opacity="100%" style:font-name="Liberation Serif" fo:font-size="12pt" fo:letter-spacing="normal" fo:font-style="normal" fo:font-weight="normal" style:font-size-asian="12pt" style:font-size-complex="12pt"/>
    </style:style>
    <style:style style:name="T1" style:family="text">
      <style:text-properties officeooo:rsid="001d30a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de21d" style:font-weight-asian="bold" style:font-weight-complex="bold"/>
    </style:style>
    <style:style style:name="T4" style:family="text">
      <style:text-properties fo:font-variant="normal" fo:text-transform="none" fo:color="#000000" loext:opacity="100%" style:font-name="Liberation Serif" fo:font-size="12pt" fo:letter-spacing="normal" fo:font-style="normal" fo:font-weight="normal" officeooo:rsid="001d30a7" style:font-size-asian="12pt" style:font-size-complex="12pt"/>
    </style:style>
    <style:style style:name="T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d30a7" style:font-size-asian="12pt" style:font-weight-asian="bold" style:font-size-complex="12pt" style:font-weight-complex="bold"/>
    </style:style>
    <style:style style:name="T7"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style:style>
    <style:style style:name="T8" style:family="text">
      <style:text-properties fo:font-variant="normal" fo:text-transform="none" fo:color="#000000" loext:opacity="100%" fo:letter-spacing="normal" fo:font-style="normal"/>
    </style:style>
    <style:style style:name="T9" style:family="text">
      <style:text-properties style:font-name="Liberation Serif"/>
    </style:style>
    <style:style style:name="T10" style:family="text">
      <style:text-properties style:font-name="Liberation Serif" fo:font-size="12pt" style:text-underline-style="solid" style:text-underline-width="auto" style:text-underline-color="font-color" fo:font-weight="bold" officeooo:rsid="001d30a7" style:font-size-asian="12pt" style:font-weight-asian="bold" style:font-size-complex="12pt" style:font-weight-complex="bold"/>
    </style:style>
    <style:style style:name="T11" style:family="text">
      <style:text-properties style:font-name="Liberation Serif" fo:font-size="12pt" officeooo:rsid="001d30a7" style:font-size-asian="12pt" style:font-size-complex="12pt"/>
    </style:style>
    <text:list-style style:name="L1">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text:tab/><text:tab/><text:tab/><text:span text:style-name="T2">Comparing </text:span></text:p>
      <text:p text:style-name="P13"/>
      <text:p text:style-name="P3"><text:tab/>For your next project, you will have to convince us of something.</text:p>
      <text:p text:style-name="P3">Very often, when one needs to convince people, we feel the need to <text:span text:style-name="T2">compare</text:span>…</text:p>
      <text:p text:style-name="P3">So here you will find a reminder of the basic rules for making grammatically correct comparisons in English (please find the time to check the link and see if you remember everything…It’s fun and mostly visual, it shouldn’t take too long ;)</text:p>
      <text:p text:style-name="P3"/>
      <text:p text:style-name="P1"><text:a xlink:type="simple" xlink:href="https://www.clarkandmiller.com/ways-of-comparing-in-english/" text:style-name="Internet_20_link" text:visited-style-name="Visited_20_Internet_20_Link"><text:span text:style-name="T9">https://www.clarkandmiller.com/ways-of-comparing-in-english/</text:span></text:a></text:p>
      <text:p text:style-name="P3"/>
      <text:p text:style-name="P3">And you will also find some exercises enabling you to practice this skill!</text:p>
      <text:p text:style-name="P3"/>
      <text:p text:style-name="P2"><text:span text:style-name="T10">I) </text:span><text:span text:style-name="T5">Fill the gaps with appropriate comparative and superlative forms of the adjectives in the box. Add</text:span><text:span text:style-name="Emphasis"><text:span text:style-name="T5"> than </text:span></text:span><text:span text:style-name="T5">and </text:span><text:span text:style-name="Emphasis"><text:span text:style-name="T5">the</text:span></text:span><text:span text:style-name="T5"> if necessary.</text:span></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dry</text:p>
          </table:table-cell>
          <table:table-cell table:style-name="Table1.A1" office:value-type="string">
            <text:p text:style-name="P6">keen</text:p>
          </table:table-cell>
          <table:table-cell table:style-name="Table1.A1" office:value-type="string">
            <text:p text:style-name="P6">fat</text:p>
          </table:table-cell>
          <table:table-cell table:style-name="Table1.A1" office:value-type="string">
            <text:p text:style-name="P6">bored</text:p>
          </table:table-cell>
        </table:table-row>
        <table:table-row>
          <table:table-cell table:style-name="Table1.A1" office:value-type="string">
            <text:p text:style-name="P6">good</text:p>
          </table:table-cell>
          <table:table-cell table:style-name="Table1.A1" office:value-type="string">
            <text:p text:style-name="P6">loose</text:p>
          </table:table-cell>
          <table:table-cell table:style-name="Table1.A1" office:value-type="string">
            <text:p text:style-name="P6">real</text:p>
          </table:table-cell>
          <table:table-cell table:style-name="Table1.A1" office:value-type="string">
            <text:p text:style-name="P6">safe</text:p>
          </table:table-cell>
        </table:table-row>
        <table:table-row>
          <table:table-cell table:style-name="Table1.A1" office:value-type="string">
            <text:p text:style-name="P6">tidy</text:p>
          </table:table-cell>
          <table:table-cell table:style-name="Table1.A1" office:value-type="string">
            <text:p text:style-name="P6">bad</text:p>
          </table:table-cell>
          <table:table-cell table:style-name="Table1.A1" office:value-type="string">
            <text:p text:style-name="P6">big</text:p>
          </table:table-cell>
          <table:table-cell table:style-name="Table1.A1" office:value-type="string">
            <text:p text:style-name="P6">pretty</text:p>
          </table:table-cell>
        </table:table-row>
        <table:table-row>
          <table:table-cell table:style-name="Table1.A1" office:value-type="string">
            <text:p text:style-name="P6">wet</text:p>
          </table:table-cell>
          <table:table-cell table:style-name="Table1.A1" office:value-type="string">
            <text:p text:style-name="P6">scared</text:p>
          </table:table-cell>
          <table:table-cell table:style-name="Table1.A1" office:value-type="string">
            <text:p text:style-name="P6">wrong</text:p>
          </table:table-cell>
          <table:table-cell table:style-name="Table1.A1" office:value-type="string">
            <text:p text:style-name="P6">far</text:p>
          </table:table-cell>
        </table:table-row>
      </table:table>
      <text:p text:style-name="P12"><text:span text:style-name="T6">Ex.:</text:span><text:span text:style-name="T4"> </text:span><text:span text:style-name="T7">I’m rather worried about the side effects of aspirin. Can you recommend a __</text:span><text:span text:style-name="Strong_20_Emphasis"><text:span text:style-name="Emphasis"><text:span text:style-name="T7">safer___</text:span></text:span></text:span><text:span text:style-name="T7">alternative?</text:span></text:p>
      <text:list xml:id="list3802677965" text:style-name="L1">
        <text:list-item>
          <text:p text:style-name="P18">And now we come to the award for_____actor in a leading role.</text:p>
        </text:list-item>
        <text:list-item>
          <text:p text:style-name="P18">It’s been raining non-stop. I wouldn’t be surprised if this turns out to be ______July on record!</text:p>
        </text:list-item>
        <text:list-item>
          <text:p text:style-name="P18">The authenticity of dialogue and setting often makes low-budget films seem_____the somewhat artificial version of reality in Hollywood movies.</text:p>
        </text:list-item>
        <text:list-item>
          <text:p text:style-name="P18">In medieval times people rarely travelled long distances. For most peasants_____they would ever travel would be to the local market town.</text:p>
        </text:list-item>
        <text:list-item>
          <text:p text:style-name="P18">In our study children on a diet high in dairy products tended to be considerably_____ average.</text:p>
        </text:list-item>
        <text:list-item>
          <text:p text:style-name="P18">Now that I’m employing a cleaner the house has become a lot _____it ever used to be!</text:p>
        </text:list-item>
        <text:list-item>
          <text:p text:style-name="P18">This skirt’s much too tight on the hips. I need something with a_____fit.</text:p>
        </text:list-item>
        <text:list-item>
          <text:p text:style-name="P18">DiCaprio was awful! I think that’s ______performance I’ve ever seen him give.</text:p>
        </text:list-item>
        <text:list-item>
          <text:p text:style-name="P18">I don’t mind the Mediterranean summer because it’s a_______ heat than you find in the tropics.</text:p>
        </text:list-item>
        <text:list-item>
          <text:p text:style-name="P18">They say the great pyramid at Giza is _____structure to survive from the ancient world.</text:p>
        </text:list-item>
        <text:list-item>
          <text:p text:style-name="P18">I like all Mozart’s operas but I think Don Giovanni is the one I am ________on.</text:p>
        </text:list-item>
        <text:list-item>
          <text:p text:style-name="P18">We inherited two paintings from my grandmother. Of the two, I’d say the landscape is______</text:p>
        </text:list-item>
        <text:list-item>
          <text:p text:style-name="P18"><text:soft-page-break/>I know all murder is wrong, but don’t you agree that it’s_______to murder a child than to murder an adult?</text:p>
        </text:list-item>
        <text:list-item>
          <text:p text:style-name="P18">_______I’ve ever felt was when Joe and I were flying over the Himalayas and we hit a storm; it was absolutely petrifying.</text:p>
        </text:list-item>
        <text:list-item>
          <text:p text:style-name="P19">That play was so tedious. I was_______watching that than I was when I spent three hours trapped in that lift last year!</text:p>
        </text:list-item>
      </text:list>
      <text:p text:style-name="P9"><text:span text:style-name="T11">II) </text:span>Complete the following sentences with the correct comparative form of the words listed below.</text:p>
      <text:p text:style-name="P8"/>
      <text:p text:style-name="P8"><text:s/>bad /important/ crowded /good /high /heavy /convenient /difficult /cheap /expensive/ quiet /easy/ thin /healthy /dangerous /cold </text:p>
      <text:p text:style-name="P8">1. In Canada, January is _________________________ than March.</text:p>
      <text:p text:style-name="P8">2. I think that good health is ___________________________ than money.</text:p>
      <text:p text:style-name="P8">3. I can’t carry my suitcase. It’s much _________________________ than yours.</text:p>
      <text:p text:style-name="P8">4. I can afford to buy a new bike but not a new car. A car is ___________________________ than a bike.</text:p>
      <text:p text:style-name="P8">5. You look _______________________ than the last time I saw you. Have you lost weight?</text:p>
      <text:p text:style-name="P8">6. I couldn’t get a seat in the restaurant. It was ____________________________ than usual.</text:p>
      <text:p text:style-name="P8">7. Mountains are __________________________ than hills.</text:p>
      <text:p text:style-name="P8">8. He got a very good mark on his exam. The exam was _______________________ than he had expected.</text:p>
      <text:p text:style-name="P8">9. You should go to the doctor. Your cold is _____________________________ than it was a few days ago.</text:p>
      <text:p text:style-name="P8">10. There is a lot of crime in the big cities. They are _____________________ than the small town where I live.</text:p>
      <text:p text:style-name="P8">11. I don’t understand this lesson. It is ______________________________ than the last one we did.</text:p>
      <text:p text:style-name="P8">12. I can’t study in this room. It’s too noisy. I’m going to find a _____________________________ place.</text:p>
      <text:p text:style-name="P17">13. Our apartment is far from everything. We want to move to a _____________________________ location.</text:p>
      <text:p text:style-name="P17">14. Orange juice is __________________________ than Coke.</text:p>
      <text:p text:style-name="P17">15. The store is having a great sale today. Most televisions are 25% _____________________ than they were yesterday.</text:p>
      <text:p text:style-name="P17">16. The doctor told me that I can go back to work if I feel ______________________ tomorrow.</text:p>
      <text:p text:style-name="P8"/>
      <text:p text:style-name="P10"><text:span text:style-name="T3">IV) </text:span><text:span text:style-name="T2">General Knowledge Quiz</text:span></text:p>
      <text:p text:style-name="P15"/>
      <text:p text:style-name="P10">1. ______________________is the highest mountain (high / mountain) on Earth.</text:p>
      <text:p text:style-name="P10">a. Mount Kilimanjaro b. Mount Everest c. K2 </text:p>
      <text:p text:style-name="P10">2. ______________________is (fast / animal) in the world.</text:p>
      <text:p text:style-name="P10"><text:s/>a. the camel b. the zebra c. the cheetah </text:p>
      <text:p text:style-name="P10">3. ______________________is (long / river) in the world. a. The Nile River b. The Amazon River c. The Yangtze River</text:p>
      <text:p text:style-name="P10">4. ______________________is (wide / ocean) on Earth.</text:p>
      <text:p text:style-name="P10">a. The Pacific Ocean b. The Atlantic Ocean c. The Indian Ocean </text:p>
      <text:p text:style-name="P10">5. ______________________is (small / continent).</text:p>
      <text:p text:style-name="P10">a. Africa b. Antarctica c. Australia</text:p>
      <text:p text:style-name="P10">6. ______________________is (large / animal) on Earth.</text:p>
      <text:p text:style-name="P10">a. the elephant b. the blue whale c. the giraffe </text:p>
      <text:p text:style-name="P10"><text:soft-page-break/>7. i______________________s (cold / place) on Earth.</text:p>
      <text:p text:style-name="P10">a. Antarctica b. Alaska c. Canada </text:p>
      <text:p text:style-name="P10">8. ______________________is (close / planet) to the sun.</text:p>
      <text:p text:style-name="P10">a. Mars b. Venus c. Mercu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Sources:</text:p>
      <text:p text:style-name="P11"><text:a xlink:type="simple" xlink:href="https://ngl.cengage.com/assets/downloads/grex_pro0000000538/grex2_su8.pdf" text:style-name="Internet_20_link" text:visited-style-name="Visited_20_Internet_20_Link">https://ngl.cengage.com/assets/downloads/grex_pro0000000538/grex2_su8.pdf</text:a></text:p>
      <text:p text:style-name="P11"><text:a xlink:type="simple" xlink:href="http://kfrclasses.pbworks.com/f/Comparatives%20Superlatives%20worksheet%20with%20answers.pdf" text:style-name="Internet_20_link" text:visited-style-name="Visited_20_Internet_20_Link">http://kfrclasses.pbworks.com/f/Comparatives%20Superlatives%20worksheet%20with%20answers.pdf</text:a></text:p>
      <text:p text:style-name="P11"><text:a xlink:type="simple" xlink:href="https://ieltsmaterial.com/advanced-grammar-for-ielts-comparison/" text:style-name="Internet_20_link" text:visited-style-name="Visited_20_Internet_20_Link">https://ieltsmaterial.com/advanced-grammar-for-ielts-comparison/</text:a></text:p>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5T11:06:38.036366564</meta:creation-date>
    <dc:date>2023-11-19T11:30:37.930910145</dc:date>
    <meta:editing-duration>PT22M35S</meta:editing-duration>
    <meta:editing-cycles>5</meta:editing-cycles>
    <meta:generator>LibreOffice/7.3.7.2$Linux_X86_64 LibreOffice_project/30$Build-2</meta:generator>
    <meta:document-statistic meta:table-count="1" meta:image-count="0" meta:object-count="0" meta:page-count="3" meta:paragraph-count="77" meta:word-count="803" meta:character-count="5040" meta:non-whitespace-character-count="4314"/>
  </office:meta>
</office:document-meta>
</file>